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108" officeooo:paragraph-rsid="00158108"/>
    </style:style>
    <style:style style:name="P2" style:family="paragraph" style:parent-style-name="Standard">
      <style:text-properties officeooo:rsid="00158108" officeooo:paragraph-rsid="00317edf"/>
    </style:style>
    <style:style style:name="P3" style:family="paragraph" style:parent-style-name="Standard">
      <style:text-properties officeooo:rsid="00158108" officeooo:paragraph-rsid="00362960"/>
    </style:style>
    <style:style style:name="P4" style:family="paragraph" style:parent-style-name="Standard">
      <style:text-properties fo:font-weight="bold" officeooo:rsid="00158108" officeooo:paragraph-rsid="00158108" style:font-weight-asian="bold" style:font-weight-complex="bold"/>
    </style:style>
    <style:style style:name="P5" style:family="paragraph" style:parent-style-name="Standard">
      <style:text-properties fo:font-weight="bold" officeooo:rsid="00158108" officeooo:paragraph-rsid="00317edf" style:font-weight-asian="bold" style:font-weight-complex="bold"/>
    </style:style>
    <style:style style:name="P6" style:family="paragraph" style:parent-style-name="Standard">
      <style:text-properties fo:font-weight="bold" officeooo:rsid="0019ce29" officeooo:paragraph-rsid="0019ce29" style:font-weight-asian="bold" style:font-weight-complex="bold"/>
    </style:style>
    <style:style style:name="P7" style:family="paragraph" style:parent-style-name="Standard">
      <style:text-properties fo:font-weight="bold" officeooo:rsid="0019ce29" officeooo:paragraph-rsid="00317edf" style:font-weight-asian="bold" style:font-weight-complex="bold"/>
    </style:style>
    <style:style style:name="P8" style:family="paragraph" style:parent-style-name="Standard">
      <style:text-properties fo:font-weight="bold" officeooo:rsid="001af87c" officeooo:paragraph-rsid="001af87c" style:font-weight-asian="bold" style:font-weight-complex="bold"/>
    </style:style>
    <style:style style:name="P9" style:family="paragraph" style:parent-style-name="Standard">
      <style:text-properties fo:font-weight="bold" officeooo:rsid="001af87c" officeooo:paragraph-rsid="00317edf" style:font-weight-asian="bold" style:font-weight-complex="bold"/>
    </style:style>
    <style:style style:name="P10" style:family="paragraph" style:parent-style-name="Standard">
      <style:text-properties fo:font-weight="bold" officeooo:rsid="001c1440" officeooo:paragraph-rsid="001c1440" style:font-weight-asian="bold" style:font-weight-complex="bold"/>
    </style:style>
    <style:style style:name="P11" style:family="paragraph" style:parent-style-name="Standard">
      <style:text-properties fo:font-weight="bold" officeooo:rsid="001c1440" officeooo:paragraph-rsid="00317edf" style:font-weight-asian="bold" style:font-weight-complex="bold"/>
    </style:style>
    <style:style style:name="P12" style:family="paragraph" style:parent-style-name="Standard">
      <style:text-properties fo:font-weight="bold" officeooo:rsid="001cb57a" officeooo:paragraph-rsid="001cb57a" style:font-weight-asian="bold" style:font-weight-complex="bold"/>
    </style:style>
    <style:style style:name="P13" style:family="paragraph" style:parent-style-name="Standard">
      <style:text-properties fo:font-weight="bold" officeooo:rsid="001cb57a" officeooo:paragraph-rsid="00317edf" style:font-weight-asian="bold" style:font-weight-complex="bold"/>
    </style:style>
    <style:style style:name="P14" style:family="paragraph" style:parent-style-name="Standard">
      <style:text-properties fo:font-weight="bold" officeooo:rsid="001ce430" officeooo:paragraph-rsid="001ce430" style:font-weight-asian="bold" style:font-weight-complex="bold"/>
    </style:style>
    <style:style style:name="P15" style:family="paragraph" style:parent-style-name="Standard">
      <style:text-properties fo:font-weight="bold" officeooo:rsid="001ce430" officeooo:paragraph-rsid="00317edf" style:font-weight-asian="bold" style:font-weight-complex="bold"/>
    </style:style>
    <style:style style:name="P16" style:family="paragraph" style:parent-style-name="Standard">
      <style:text-properties fo:font-weight="bold" officeooo:rsid="001ec661" officeooo:paragraph-rsid="001ec661" style:font-weight-asian="bold" style:font-weight-complex="bold"/>
    </style:style>
    <style:style style:name="P17" style:family="paragraph" style:parent-style-name="Standard">
      <style:text-properties fo:font-weight="bold" officeooo:rsid="001ec661" officeooo:paragraph-rsid="00317edf" style:font-weight-asian="bold" style:font-weight-complex="bold"/>
    </style:style>
    <style:style style:name="P18" style:family="paragraph" style:parent-style-name="Standard">
      <style:text-properties fo:font-weight="bold" officeooo:rsid="00209647" officeooo:paragraph-rsid="00209647" style:font-weight-asian="bold" style:font-weight-complex="bold"/>
    </style:style>
    <style:style style:name="P19" style:family="paragraph" style:parent-style-name="Standard">
      <style:text-properties fo:font-weight="bold" officeooo:rsid="00209647" officeooo:paragraph-rsid="00317edf" style:font-weight-asian="bold" style:font-weight-complex="bold"/>
    </style:style>
    <style:style style:name="P20" style:family="paragraph" style:parent-style-name="Standard">
      <style:text-properties fo:font-weight="bold" officeooo:rsid="0021e478" officeooo:paragraph-rsid="0021e478" style:font-weight-asian="bold" style:font-weight-complex="bold"/>
    </style:style>
    <style:style style:name="P21" style:family="paragraph" style:parent-style-name="Standard">
      <style:text-properties fo:font-weight="bold" officeooo:rsid="0021e478" officeooo:paragraph-rsid="00242c88" style:font-weight-asian="bold" style:font-weight-complex="bold"/>
    </style:style>
    <style:style style:name="P22" style:family="paragraph" style:parent-style-name="Standard">
      <style:text-properties fo:font-weight="bold" officeooo:rsid="0021e478" officeooo:paragraph-rsid="00317edf" style:font-weight-asian="bold" style:font-weight-complex="bold"/>
    </style:style>
    <style:style style:name="P23" style:family="paragraph" style:parent-style-name="Standard">
      <style:text-properties fo:font-weight="bold" officeooo:rsid="0021e478" officeooo:paragraph-rsid="0032eddc" style:font-weight-asian="bold" style:font-weight-complex="bold"/>
    </style:style>
    <style:style style:name="P24" style:family="paragraph" style:parent-style-name="Standard">
      <style:text-properties fo:font-weight="bold" officeooo:rsid="00235453" officeooo:paragraph-rsid="00235453" style:font-weight-asian="bold" style:font-weight-complex="bold"/>
    </style:style>
    <style:style style:name="P25" style:family="paragraph" style:parent-style-name="Standard">
      <style:text-properties fo:font-weight="bold" officeooo:rsid="00235453" officeooo:paragraph-rsid="00242c88" style:font-weight-asian="bold" style:font-weight-complex="bold"/>
    </style:style>
    <style:style style:name="P26" style:family="paragraph" style:parent-style-name="Standard">
      <style:text-properties fo:font-weight="bold" officeooo:rsid="00257ff5" officeooo:paragraph-rsid="00257ff5" style:font-weight-asian="bold" style:font-weight-complex="bold"/>
    </style:style>
    <style:style style:name="P27" style:family="paragraph" style:parent-style-name="Standard">
      <style:text-properties fo:font-weight="bold" officeooo:rsid="00257ff5" officeooo:paragraph-rsid="00258f8e" style:font-weight-asian="bold" style:font-weight-complex="bold"/>
    </style:style>
    <style:style style:name="P28" style:family="paragraph" style:parent-style-name="Standard">
      <style:text-properties fo:font-weight="bold" officeooo:rsid="00272d0b" officeooo:paragraph-rsid="00272d0b" style:font-weight-asian="bold" style:font-weight-complex="bold"/>
    </style:style>
    <style:style style:name="P29" style:family="paragraph" style:parent-style-name="Standard">
      <style:text-properties fo:font-weight="bold" officeooo:rsid="00273850" officeooo:paragraph-rsid="00273850" style:font-weight-asian="bold" style:font-weight-complex="bold"/>
    </style:style>
    <style:style style:name="P30" style:family="paragraph" style:parent-style-name="Standard">
      <style:text-properties fo:font-weight="bold" officeooo:rsid="0029288d" officeooo:paragraph-rsid="0029288d" style:font-weight-asian="bold" style:font-weight-complex="bold"/>
    </style:style>
    <style:style style:name="P31" style:family="paragraph" style:parent-style-name="Standard">
      <style:text-properties fo:font-weight="bold" officeooo:rsid="002a3d0f" officeooo:paragraph-rsid="002a3d0f" style:font-weight-asian="bold" style:font-weight-complex="bold"/>
    </style:style>
    <style:style style:name="P32" style:family="paragraph" style:parent-style-name="Standard">
      <style:text-properties fo:font-weight="bold" officeooo:rsid="002a4378" officeooo:paragraph-rsid="002a4378" style:font-weight-asian="bold" style:font-weight-complex="bold"/>
    </style:style>
    <style:style style:name="P33" style:family="paragraph" style:parent-style-name="Standard">
      <style:text-properties fo:font-weight="bold" officeooo:rsid="002edeea" officeooo:paragraph-rsid="002edeea" style:font-weight-asian="bold" style:font-weight-complex="bold"/>
    </style:style>
    <style:style style:name="P34" style:family="paragraph" style:parent-style-name="Standard">
      <style:text-properties fo:font-weight="bold" officeooo:rsid="0034d660" officeooo:paragraph-rsid="0034d660" style:font-weight-asian="bold" style:font-weight-complex="bold"/>
    </style:style>
    <style:style style:name="P35" style:family="paragraph" style:parent-style-name="Standard">
      <style:text-properties style:text-underline-style="none" fo:font-weight="bold" officeooo:rsid="00158108" officeooo:paragraph-rsid="00158108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1af87c" officeooo:paragraph-rsid="001af87c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1af87c" officeooo:paragraph-rsid="00317edf" style:font-weight-asian="bold" style:font-weight-complex="bold"/>
    </style:style>
    <style:style style:name="P38" style:family="paragraph" style:parent-style-name="Standard">
      <style:text-properties style:text-underline-style="none" fo:font-weight="bold" officeooo:rsid="002edeea" officeooo:paragraph-rsid="002edeea" style:font-weight-asian="bold" style:font-weight-complex="bold"/>
    </style:style>
    <style:style style:name="P39" style:family="paragraph" style:parent-style-name="Standard">
      <style:text-properties style:text-underline-style="none" officeooo:rsid="002edeea" officeooo:paragraph-rsid="002edeea"/>
    </style:style>
    <style:style style:name="P40" style:family="paragraph" style:parent-style-name="Standard">
      <style:text-properties officeooo:paragraph-rsid="00158108"/>
    </style:style>
    <style:style style:name="P41" style:family="paragraph" style:parent-style-name="Standard">
      <style:text-properties officeooo:rsid="00166f2a" officeooo:paragraph-rsid="00166f2a"/>
    </style:style>
    <style:style style:name="P42" style:family="paragraph" style:parent-style-name="Standard">
      <style:text-properties officeooo:rsid="00166f2a" officeooo:paragraph-rsid="002e0217"/>
    </style:style>
    <style:style style:name="P43" style:family="paragraph" style:parent-style-name="Standard">
      <style:text-properties officeooo:rsid="00166f2a" officeooo:paragraph-rsid="00317edf"/>
    </style:style>
    <style:style style:name="P44" style:family="paragraph" style:parent-style-name="Standard">
      <style:text-properties style:font-name="Liberation Serif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58108" officeooo:paragraph-rsid="00317edf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Liberation Serif" officeooo:rsid="0017e356" officeooo:paragraph-rsid="002e0217"/>
    </style:style>
    <style:style style:name="P47" style:family="paragraph" style:parent-style-name="Standard">
      <style:text-properties style:font-name="Liberation Serif" officeooo:rsid="0017e356" officeooo:paragraph-rsid="00317edf"/>
    </style:style>
    <style:style style:name="P48" style:family="paragraph" style:parent-style-name="Standard">
      <style:text-properties style:font-name="Liberation Serif" officeooo:paragraph-rsid="00317edf"/>
    </style:style>
    <style:style style:name="P49" style:family="paragraph" style:parent-style-name="Standard">
      <style:text-properties officeooo:rsid="0017e356" officeooo:paragraph-rsid="0017e356"/>
    </style:style>
    <style:style style:name="P50" style:family="paragraph" style:parent-style-name="Standard">
      <style:text-properties officeooo:rsid="0017e356" officeooo:paragraph-rsid="002e0217"/>
    </style:style>
    <style:style style:name="P51" style:family="paragraph" style:parent-style-name="Standard">
      <style:text-properties officeooo:rsid="0017e356" officeooo:paragraph-rsid="00317edf"/>
    </style:style>
    <style:style style:name="P52" style:family="paragraph" style:parent-style-name="Standard">
      <style:text-properties officeooo:rsid="0019ce29" officeooo:paragraph-rsid="0019ce29"/>
    </style:style>
    <style:style style:name="P53" style:family="paragraph" style:parent-style-name="Standard">
      <style:text-properties officeooo:rsid="0019ce29" officeooo:paragraph-rsid="002e0217"/>
    </style:style>
    <style:style style:name="P54" style:family="paragraph" style:parent-style-name="Standard">
      <style:text-properties officeooo:rsid="0019ce29" officeooo:paragraph-rsid="00317edf"/>
    </style:style>
    <style:style style:name="P55" style:family="paragraph" style:parent-style-name="Standard">
      <style:text-properties officeooo:rsid="001af87c" officeooo:paragraph-rsid="001af87c"/>
    </style:style>
    <style:style style:name="P56" style:family="paragraph" style:parent-style-name="Standard">
      <style:text-properties officeooo:rsid="001af87c" officeooo:paragraph-rsid="002e0217"/>
    </style:style>
    <style:style style:name="P57" style:family="paragraph" style:parent-style-name="Standard">
      <style:text-properties officeooo:rsid="001af87c" officeooo:paragraph-rsid="00317edf"/>
    </style:style>
    <style:style style:name="P58" style:family="paragraph" style:parent-style-name="Standard">
      <style:text-properties officeooo:rsid="001af87c" officeooo:paragraph-rsid="0033fba1"/>
    </style:style>
    <style:style style:name="P59" style:family="paragraph" style:parent-style-name="Standard">
      <style:text-properties officeooo:rsid="001c1440" officeooo:paragraph-rsid="001c1440"/>
    </style:style>
    <style:style style:name="P60" style:family="paragraph" style:parent-style-name="Standard">
      <style:text-properties officeooo:rsid="001c1440" officeooo:paragraph-rsid="002e0217"/>
    </style:style>
    <style:style style:name="P61" style:family="paragraph" style:parent-style-name="Standard">
      <style:text-properties officeooo:rsid="001c1440" officeooo:paragraph-rsid="00317edf"/>
    </style:style>
    <style:style style:name="P62" style:family="paragraph" style:parent-style-name="Standard">
      <style:text-properties officeooo:rsid="001cb57a" officeooo:paragraph-rsid="001cb57a"/>
    </style:style>
    <style:style style:name="P63" style:family="paragraph" style:parent-style-name="Standard">
      <style:text-properties officeooo:rsid="001cb57a" officeooo:paragraph-rsid="002e0217"/>
    </style:style>
    <style:style style:name="P64" style:family="paragraph" style:parent-style-name="Standard">
      <style:text-properties officeooo:rsid="001cb57a" officeooo:paragraph-rsid="00317edf"/>
    </style:style>
    <style:style style:name="P65" style:family="paragraph" style:parent-style-name="Standard">
      <style:text-properties officeooo:rsid="001ce430" officeooo:paragraph-rsid="002e0217"/>
    </style:style>
    <style:style style:name="P66" style:family="paragraph" style:parent-style-name="Standard">
      <style:text-properties officeooo:rsid="001ce430" officeooo:paragraph-rsid="00317edf"/>
    </style:style>
    <style:style style:name="P67" style:family="paragraph" style:parent-style-name="Standard">
      <style:text-properties officeooo:rsid="001ec661" officeooo:paragraph-rsid="001ec661"/>
    </style:style>
    <style:style style:name="P68" style:family="paragraph" style:parent-style-name="Standard">
      <style:text-properties officeooo:rsid="001ec661" officeooo:paragraph-rsid="002e0217"/>
    </style:style>
    <style:style style:name="P69" style:family="paragraph" style:parent-style-name="Standard">
      <style:text-properties officeooo:rsid="001ec661" officeooo:paragraph-rsid="00317edf"/>
    </style:style>
    <style:style style:name="P70" style:family="paragraph" style:parent-style-name="Standard">
      <style:text-properties officeooo:rsid="00209647" officeooo:paragraph-rsid="00209647"/>
    </style:style>
    <style:style style:name="P71" style:family="paragraph" style:parent-style-name="Standard">
      <style:text-properties officeooo:rsid="00209647" officeooo:paragraph-rsid="002e0217"/>
    </style:style>
    <style:style style:name="P72" style:family="paragraph" style:parent-style-name="Standard">
      <style:text-properties officeooo:rsid="00209647" officeooo:paragraph-rsid="00317edf"/>
    </style:style>
    <style:style style:name="P73" style:family="paragraph" style:parent-style-name="Standard">
      <style:text-properties officeooo:rsid="0021e478" officeooo:paragraph-rsid="0021e478"/>
    </style:style>
    <style:style style:name="P74" style:family="paragraph" style:parent-style-name="Standard">
      <style:text-properties officeooo:rsid="0021e478" officeooo:paragraph-rsid="00235453"/>
    </style:style>
    <style:style style:name="P75" style:family="paragraph" style:parent-style-name="Standard">
      <style:text-properties officeooo:rsid="0021e478" officeooo:paragraph-rsid="00242c88"/>
    </style:style>
    <style:style style:name="P76" style:family="paragraph" style:parent-style-name="Standard">
      <style:text-properties officeooo:rsid="0021e478" officeooo:paragraph-rsid="002e0217"/>
    </style:style>
    <style:style style:name="P77" style:family="paragraph" style:parent-style-name="Standard">
      <style:text-properties officeooo:rsid="0021e478" officeooo:paragraph-rsid="00317edf"/>
    </style:style>
    <style:style style:name="P78" style:family="paragraph" style:parent-style-name="Standard">
      <style:text-properties officeooo:rsid="0021e478" officeooo:paragraph-rsid="0032eddc"/>
    </style:style>
    <style:style style:name="P79" style:family="paragraph" style:parent-style-name="Standard">
      <style:text-properties officeooo:rsid="00235453" officeooo:paragraph-rsid="00235453"/>
    </style:style>
    <style:style style:name="P80" style:family="paragraph" style:parent-style-name="Standard">
      <style:text-properties officeooo:rsid="00235453" officeooo:paragraph-rsid="00242c88"/>
    </style:style>
    <style:style style:name="P81" style:family="paragraph" style:parent-style-name="Standard">
      <style:text-properties officeooo:rsid="00235453" officeooo:paragraph-rsid="00258f8e"/>
    </style:style>
    <style:style style:name="P82" style:family="paragraph" style:parent-style-name="Standard">
      <style:text-properties officeooo:rsid="00235453" officeooo:paragraph-rsid="0033fba1"/>
    </style:style>
    <style:style style:name="P83" style:family="paragraph" style:parent-style-name="Standard">
      <style:text-properties officeooo:rsid="00257ff5" officeooo:paragraph-rsid="00257ff5"/>
    </style:style>
    <style:style style:name="P84" style:family="paragraph" style:parent-style-name="Standard">
      <style:text-properties officeooo:rsid="00257ff5" officeooo:paragraph-rsid="0033fba1"/>
    </style:style>
    <style:style style:name="P85" style:family="paragraph" style:parent-style-name="Standard">
      <style:text-properties officeooo:rsid="00273850" officeooo:paragraph-rsid="00273850"/>
    </style:style>
    <style:style style:name="P86" style:family="paragraph" style:parent-style-name="Standard">
      <style:text-properties officeooo:rsid="0029288d" officeooo:paragraph-rsid="0029288d"/>
    </style:style>
    <style:style style:name="P87" style:family="paragraph" style:parent-style-name="Standard">
      <style:text-properties officeooo:rsid="002a3d0f" officeooo:paragraph-rsid="002a3d0f"/>
    </style:style>
    <style:style style:name="P88" style:family="paragraph" style:parent-style-name="Standard">
      <style:text-properties officeooo:rsid="002a4378" officeooo:paragraph-rsid="002a4378"/>
    </style:style>
    <style:style style:name="P89" style:family="paragraph" style:parent-style-name="Standard">
      <style:text-properties officeooo:rsid="002edeea" officeooo:paragraph-rsid="002edeea"/>
    </style:style>
    <style:style style:name="P90" style:family="paragraph" style:parent-style-name="Standard">
      <style:text-properties officeooo:rsid="00315149" officeooo:paragraph-rsid="00315149"/>
    </style:style>
    <style:style style:name="P91" style:family="paragraph" style:parent-style-name="Standard">
      <style:text-properties officeooo:paragraph-rsid="00317edf"/>
    </style:style>
    <style:style style:name="P92" style:family="paragraph" style:parent-style-name="Standard">
      <style:text-properties officeooo:rsid="0034d660" officeooo:paragraph-rsid="0034d660"/>
    </style:style>
    <style:style style:name="P93" style:family="paragraph" style:parent-style-name="Standard">
      <style:text-properties officeooo:rsid="00362960" officeooo:paragraph-rsid="00362960"/>
    </style:style>
    <style:style style:name="P94" style:family="paragraph" style:parent-style-name="Standard">
      <style:paragraph-properties fo:break-before="page"/>
      <style:text-properties fo:font-weight="bold" officeooo:rsid="001c1440" officeooo:paragraph-rsid="001c1440" style:font-weight-asian="bold" style:font-weight-complex="bold"/>
    </style:style>
    <style:style style:name="P95" style:family="paragraph" style:parent-style-name="Standard">
      <style:paragraph-properties fo:break-before="page"/>
      <style:text-properties fo:font-weight="bold" officeooo:rsid="00235453" officeooo:paragraph-rsid="00235453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bold" officeooo:rsid="00257ff5" officeooo:paragraph-rsid="00257ff5" style:font-weight-asian="bold" style:font-weight-complex="bold"/>
    </style:style>
    <style:style style:name="P97" style:family="paragraph" style:parent-style-name="Standard">
      <style:paragraph-properties fo:break-before="page"/>
      <style:text-properties fo:font-weight="bold" officeooo:rsid="00257ff5" officeooo:paragraph-rsid="0033fba1" style:font-weight-asian="bold" style:font-weight-complex="bold"/>
    </style:style>
    <style:style style:name="P98" style:family="paragraph" style:parent-style-name="Standard">
      <style:paragraph-properties fo:break-before="page"/>
      <style:text-properties fo:font-weight="bold" officeooo:rsid="0029288d" officeooo:paragraph-rsid="0029288d" style:font-weight-asian="bold" style:font-weight-complex="bold"/>
    </style:style>
    <style:style style:name="P99" style:family="paragraph" style:parent-style-name="Standard">
      <style:paragraph-properties fo:break-before="page"/>
      <style:text-properties fo:font-weight="bold" officeooo:rsid="00315149" officeooo:paragraph-rsid="00315149" style:font-weight-asian="bold" style:font-weight-complex="bold"/>
    </style:style>
    <style:style style:name="P100" style:family="paragraph" style:parent-style-name="Standard">
      <style:paragraph-properties fo:break-before="page"/>
      <style:text-properties fo:font-weight="bold" officeooo:rsid="0019ce29" officeooo:paragraph-rsid="00317edf" style:font-weight-asian="bold" style:font-weight-complex="bold"/>
    </style:style>
    <style:style style:name="P101" style:family="paragraph" style:parent-style-name="Standard">
      <style:paragraph-properties fo:break-before="page"/>
      <style:text-properties fo:font-weight="bold" officeooo:rsid="001cb57a" officeooo:paragraph-rsid="00317edf" style:font-weight-asian="bold" style:font-weight-complex="bold"/>
    </style:style>
    <style:style style:name="P102" style:family="paragraph" style:parent-style-name="Standard">
      <style:paragraph-properties fo:break-before="page"/>
      <style:text-properties officeooo:rsid="00158108" officeooo:paragraph-rsid="00158108"/>
    </style:style>
    <style:style style:name="P10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158108" style:font-size-asian="12pt" style:font-style-asian="normal" style:font-weight-asian="bold" style:font-size-complex="12pt" style:font-weight-complex="bold" style:text-emphasize="none"/>
    </style:style>
    <style:style style:name="P104" style:family="paragraph" style:parent-style-name="Standard">
      <style:text-properties fo:font-weight="bold" officeooo:rsid="00158108" officeooo:paragraph-rsid="00158108" style:font-weight-asian="bold" style:font-weight-complex="bold"/>
    </style:style>
    <style:style style:name="P105" style:family="paragraph" style:parent-style-name="Standard">
      <style:text-properties fo:font-weight="bold" officeooo:rsid="00257ff5" officeooo:paragraph-rsid="00257ff5" style:font-weight-asian="bold" style:font-weight-complex="bold"/>
    </style:style>
    <style:style style:name="P106" style:family="paragraph" style:parent-style-name="Standard">
      <style:text-properties fo:font-weight="bold" officeooo:rsid="002a3d0f" officeooo:paragraph-rsid="002a3d0f" style:font-weight-asian="bold" style:font-weight-complex="bold"/>
    </style:style>
    <style:style style:name="P107" style:family="paragraph" style:parent-style-name="Standard">
      <style:text-properties fo:font-weight="bold" officeooo:rsid="00315149" officeooo:paragraph-rsid="00315149" style:font-weight-asian="bold" style:font-weight-complex="bold"/>
    </style:style>
    <style:style style:name="P108" style:family="paragraph" style:parent-style-name="Standard">
      <style:text-properties fo:font-weight="bold" officeooo:rsid="0037ac24" officeooo:paragraph-rsid="0037ac24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officeooo:rsid="00317edf" style:font-style-asian="normal" style:text-emphasize="none"/>
    </style:style>
    <style:style style:name="T3" style:family="text">
      <style:text-properties officeooo:rsid="0017e356"/>
    </style:style>
    <style:style style:name="T4" style:family="text">
      <style:text-properties officeooo:rsid="0019ce29"/>
    </style:style>
    <style:style style:name="T5" style:family="text">
      <style:text-properties officeooo:rsid="001c1440"/>
    </style:style>
    <style:style style:name="T6" style:family="text">
      <style:text-properties officeooo:rsid="001ce430"/>
    </style:style>
    <style:style style:name="T7" style:family="text">
      <style:text-properties officeooo:rsid="0021e478"/>
    </style:style>
    <style:style style:name="T8" style:family="text">
      <style:text-properties officeooo:rsid="002354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2c88" style:font-weight-asian="bold" style:font-weight-complex="bold"/>
    </style:style>
    <style:style style:name="T11" style:family="text">
      <style:text-properties fo:font-weight="bold" officeooo:rsid="00317edf" style:font-weight-asian="bold" style:font-weight-complex="bold"/>
    </style:style>
    <style:style style:name="T12" style:family="text">
      <style:text-properties fo:font-weight="bold" officeooo:rsid="0033fba1" style:font-weight-asian="bold" style:font-weight-complex="bold"/>
    </style:style>
    <style:style style:name="T13" style:family="text">
      <style:text-properties officeooo:rsid="00242c88"/>
    </style:style>
    <style:style style:name="T14" style:family="text">
      <style:text-properties officeooo:rsid="00257ff5"/>
    </style:style>
    <style:style style:name="T15" style:family="text">
      <style:text-properties officeooo:rsid="00258f8e"/>
    </style:style>
    <style:style style:name="T16" style:family="text">
      <style:text-properties officeooo:rsid="00272d0b"/>
    </style:style>
    <style:style style:name="T17" style:family="text">
      <style:text-properties officeooo:rsid="0029288d"/>
    </style:style>
    <style:style style:name="T18" style:family="text">
      <style:text-properties officeooo:rsid="002a3d0f"/>
    </style:style>
    <style:style style:name="T19" style:family="text">
      <style:text-properties officeooo:rsid="002a4378"/>
    </style:style>
    <style:style style:name="T20" style:family="text">
      <style:text-properties officeooo:rsid="002e0217"/>
    </style:style>
    <style:style style:name="T21" style:family="text">
      <style:text-properties officeooo:rsid="00304f1a"/>
    </style:style>
    <style:style style:name="T22" style:family="text">
      <style:text-properties officeooo:rsid="00317edf"/>
    </style:style>
    <style:style style:name="T23" style:family="text">
      <style:text-properties officeooo:rsid="0032eddc"/>
    </style:style>
    <style:style style:name="T24" style:family="text">
      <style:text-properties officeooo:rsid="0033fba1"/>
    </style:style>
    <style:style style:name="T25" style:family="text">
      <style:text-properties officeooo:rsid="00362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Project CookBook</text:p>
      <text:p text:style-name="P108">Getting and Cleaning Data</text:p>
      <text:p text:style-name="P108">Johns Hopkins University</text:p>
      <text:p text:style-name="P108">December 2015 by Rafael Hernamperez </text:p>
      <text:p text:style-name="P1"/>
      <text:p text:style-name="P41">The features selected for this dataset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 </text:p>
      <text:p text:style-name="P41"/>
      <text:p text:style-name="P41">Subsequently, the body linear acceleration and linear acceleration were derived in time to obtain Jerk signals (tBodyAccJerk-XYZ and tBodyGyroJerk-XYZ). Also the magnitude of these three-dimensional signals were calculated using the Euclidean norm (tBodyAccMag, tGravityAccMag, tBodyAccJerkMag, tBodyGyroMag, tBodyGyroJerkMag).</text:p>
      <text:p text:style-name="P41"/>
      <text:p text:style-name="P93">Finally a Fast Fourier Transform (FFT) was applied to some of these signals producing fBodyAcc-XYZ, fBodyAccJerk-XYZ, fBodyGyro-XYZ, fBodyAccJerkMag, fBodyGyroMag, fBodyGyroJerkMag. (Note the 'f' to indicate frequency domain signals). </text:p>
      <text:p text:style-name="P93"/>
      <text:p text:style-name="P93">These signals were used to estimate variables of the feature vector for each pattern: <text:s/></text:p>
      <text:p text:style-name="P93">'-XYZ' is used to denote 3-axial signals in the X, Y and Z directions.</text:p>
      <text:p text:style-name="P93"/>
      <text:p text:style-name="P93">tBodyAcc-XYZ</text:p>
      <text:p text:style-name="P93">tGravityAcc-XYZ</text:p>
      <text:p text:style-name="P93">tBodyAccJerk-XYZ</text:p>
      <text:p text:style-name="P93">tBodyGyro-XYZ</text:p>
      <text:p text:style-name="P93">tBodyGyroJerk-XYZ</text:p>
      <text:p text:style-name="P93">tBodyAccMag</text:p>
      <text:p text:style-name="P93">tGravityAccMag</text:p>
      <text:p text:style-name="P93">tBodyAccJerkMag</text:p>
      <text:p text:style-name="P93">tBodyGyroMag</text:p>
      <text:p text:style-name="P93">tBodyGyroJerkMag</text:p>
      <text:p text:style-name="P93">fBodyAcc-XYZ</text:p>
      <text:p text:style-name="P93">fBodyAccJerk-XYZ</text:p>
      <text:p text:style-name="P93">fBodyGyro-XYZ</text:p>
      <text:p text:style-name="P93">fBodyAccMag</text:p>
      <text:p text:style-name="P93">fBodyAccJerkMag</text:p>
      <text:p text:style-name="P93">fBodyGyroMag</text:p>
      <text:p text:style-name="P93">fBodyGyroJerkMag</text:p>
      <text:p text:style-name="P1"/>
      <text:p text:style-name="P3">The <text:span text:style-name="T25">final </text:span>dataset is composed by 180 observations/rows (30 subjects x 6 activities) and 89 variables/columns, <text:span text:style-name="T25">which are selected only the mean and standard deviations for the objective of the present project.</text:span></text:p>
      <text:p text:style-name="P3"/>
      <text:p text:style-name="P40"/>
      <text:p text:style-name="P102">Here is the description of each variable of the dataset:</text:p>
      <text:p text:style-name="Standard"/>
      <text:p text:style-name="P4">subject</text:p>
      <text:p text:style-name="P1"/>
      <text:p text:style-name="P1"><text:span text:style-name="T20">Integer number. </text:span>ID of the subject that made the activity. This is a number between 1 and 30, and identifies to each subject of the experiment.</text:p>
      <text:p text:style-name="P1"/>
      <text:p text:style-name="P1"/>
      <text:p text:style-name="P4">activity</text:p>
      <text:p text:style-name="P1"/>
      <text:p text:style-name="P1"><text:span text:style-name="T20">String. </text:span>Type of activity. <text:span text:style-name="T20">Contains</text:span> the name of the activity <text:span text:style-name="T20">made by the subject</text:span>:</text:p>
      <text:p text:style-name="P1"><text:s text:c="3"/>- WALKING</text:p>
      <text:p text:style-name="P1"><text:s text:c="3"/>- WALKING_UPSTAIRS</text:p>
      <text:p text:style-name="P1"><text:s text:c="3"/>- WALKING_DOWNSTAIRS</text:p>
      <text:p text:style-name="P1"><text:s text:c="3"/>- SITTING</text:p>
      <text:p text:style-name="P1"><text:s text:c="3"/>- STANDING</text:p>
      <text:p text:style-name="P1"><text:s text:c="3"/>- LAYING</text:p>
      <text:p text:style-name="P1"/>
      <text:p text:style-name="P1"/>
      <text:p text:style-name="P35">activity_id</text:p>
      <text:p text:style-name="P1"/>
      <text:p text:style-name="P1"><text:span text:style-name="T20">Integer number. </text:span>ID of the activity made by the subject. This is a number between 1 and 6, which corresponds with the following activities:</text:p>
      <text:p text:style-name="P1"/>
      <text:p text:style-name="P1"><text:s text:c="3"/>1) WALKING</text:p>
      <text:p text:style-name="P1"><text:s text:c="3"/>2) WALKING UPSTAIRS</text:p>
      <text:p text:style-name="P1"><text:s text:c="3"/>3) WALKING DOWNSTAIRS</text:p>
      <text:p text:style-name="P1"><text:s text:c="3"/>4) SITTING</text:p>
      <text:p text:style-name="P1"><text:s text:c="3"/>5) STANDING</text:p>
      <text:p text:style-name="P1"><text:s text:c="3"/>6) LAYING</text:p>
      <text:p text:style-name="Standard"/>
      <text:p text:style-name="P40"/>
      <text:p text:style-name="P4">tBodyAcc_mean___X</text:p>
      <text:p text:style-name="Standard"/>
      <text:p text:style-name="P41"><text:span text:style-name="T20">Float Number. </text:span>Mean of the <text:span text:style-name="T3">time of </text:span>body linear acceleration <text:span text:style-name="T4">signals in X axis</text:span>.</text:p>
      <text:p text:style-name="Standard"/>
      <text:p text:style-name="Standard"/>
      <text:p text:style-name="P4">tBodyAcc_mean___Y</text:p>
      <text:p text:style-name="Standard"/>
      <text:p text:style-name="P42"><text:span text:style-name="T20">Float Number. </text:span>Mean of the <text:span text:style-name="T3">time of </text:span>body linear acceleration <text:span text:style-name="T4">signals in Y axis</text:span>.</text:p>
      <text:p text:style-name="P44"/>
      <text:p text:style-name="P44"/>
      <text:p text:style-name="P103">tBodyAcc_mean___Z</text:p>
      <text:p text:style-name="P44"/>
      <text:p text:style-name="P46"><text:span text:style-name="T20">Float Number. </text:span>Mean of the time of body linear acceleration <text:span text:style-name="T4">signals in Z axis</text:span>.</text:p>
      <text:p text:style-name="Standard"/>
      <text:p text:style-name="Standard"/>
      <text:p text:style-name="P4">tGravityAcc_mean___X</text:p>
      <text:p text:style-name="Standard"/>
      <text:p text:style-name="P50"><text:span text:style-name="T20">Float Number. </text:span>Mean of the time of gravity<text:span text:style-name="T7"> </text:span>acceleration <text:span text:style-name="T4">signals in X axis</text:span>.</text:p>
      <text:p text:style-name="Standard"/>
      <text:p text:style-name="Standard"/>
      <text:p text:style-name="P4"><text:soft-page-break/>tGravityAcc_mean___Y</text:p>
      <text:p text:style-name="P1"/>
      <text:p text:style-name="P50"><text:span text:style-name="T20">Float Number. </text:span>Mean of the time of gravity acceleration <text:span text:style-name="T4">signals in Y axis</text:span>.</text:p>
      <text:p text:style-name="P49"/>
      <text:p text:style-name="P1"/>
      <text:p text:style-name="P4">tGravityAcc_mean___Z</text:p>
      <text:p text:style-name="Standard"/>
      <text:p text:style-name="P50"><text:span text:style-name="T20">Float Number. </text:span>Mean of the time of gravity acceleration <text:span text:style-name="T4">signals in Z axis</text:span>.</text:p>
      <text:p text:style-name="P49"/>
      <text:p text:style-name="P49"/>
      <text:p text:style-name="P6">tBodyAccJerk_mean___X</text:p>
      <text:p text:style-name="P52"/>
      <text:p text:style-name="P53"><text:span text:style-name="T20">Float Number. </text:span>Mean of the time of body <text:span text:style-name="T7">linear </text:span>acceleration Jerk signals <text:span text:style-name="T7">in X axis</text:span>.</text:p>
      <text:p text:style-name="P52"/>
      <text:p text:style-name="P52"/>
      <text:p text:style-name="P6">tBodyAccJerk_mean___Y</text:p>
      <text:p text:style-name="P52"/>
      <text:p text:style-name="P53"><text:span text:style-name="T20">Float Number. </text:span>Mean of the time of body <text:span text:style-name="T7">linear </text:span>acceleration Jerk signals <text:span text:style-name="T7">in Y axis</text:span>.</text:p>
      <text:p text:style-name="P52"/>
      <text:p text:style-name="P52"/>
      <text:p text:style-name="P6">tBodyAccJerk_mean___Z</text:p>
      <text:p text:style-name="P52"/>
      <text:p text:style-name="P53"><text:span text:style-name="T20">Float Number. </text:span>Mean of the time of body <text:span text:style-name="T7">linear </text:span>acceleration Jerk signals <text:span text:style-name="T7">in Z axis</text:span>.</text:p>
      <text:p text:style-name="P52"/>
      <text:p text:style-name="P52"/>
      <text:p text:style-name="P8">tBodyGyro_mean___X</text:p>
      <text:p text:style-name="P55"/>
      <text:p text:style-name="P56"><text:span text:style-name="T20">Float Number. </text:span>Mean of the time of body gyroscope <text:span text:style-name="T7">linear acceleration </text:span>signals <text:span text:style-name="T7">in X axis</text:span>.</text:p>
      <text:p text:style-name="P55"/>
      <text:p text:style-name="P55"/>
      <text:p text:style-name="P8">tBodyGyro_mean___Y</text:p>
      <text:p text:style-name="P55"/>
      <text:p text:style-name="P56"><text:span text:style-name="T20">Float Number. </text:span>Mean of the time of body gyroscope <text:span text:style-name="T7">linear acceleration </text:span>signals <text:span text:style-name="T7">in Y axis</text:span>.</text:p>
      <text:p text:style-name="P55"/>
      <text:p text:style-name="P55"/>
      <text:p text:style-name="P36">tBodyGyro_mean___Z</text:p>
      <text:p text:style-name="P55"/>
      <text:p text:style-name="P56"><text:span text:style-name="T20">Float Number. </text:span>Mean of the time of body gyroscope <text:span text:style-name="T7">linear acceleration </text:span>signals <text:span text:style-name="T7">in Z axis</text:span>.</text:p>
      <text:p text:style-name="P55"/>
      <text:p text:style-name="P55"/>
      <text:p text:style-name="P10">tBodyGyroJerk_mean___X</text:p>
      <text:p text:style-name="P59"/>
      <text:p text:style-name="P60"><text:span text:style-name="T20">Float Number. </text:span>Mean of the time of body gyroscope Jerk <text:span text:style-name="T7">linear acceleration </text:span>signals <text:span text:style-name="T7">in X axis</text:span>.</text:p>
      <text:p text:style-name="P59"/>
      <text:p text:style-name="P59"/>
      <text:p text:style-name="P10">tBodyGyroJerk_mean___Y</text:p>
      <text:p text:style-name="P59"/>
      <text:p text:style-name="P60"><text:span text:style-name="T20">Float Number. </text:span>Mean of the time of body gyroscope Jerk <text:span text:style-name="T7">linear acceleration </text:span>signals <text:span text:style-name="T7">in Y axis</text:span>.</text:p>
      <text:p text:style-name="P59"/>
      <text:p text:style-name="P59"/>
      <text:p text:style-name="P59"/>
      <text:p text:style-name="P94">tBodyGyroJerk_mean___Z</text:p>
      <text:p text:style-name="P59"/>
      <text:p text:style-name="P60"><text:span text:style-name="T20">Float Number. </text:span>Mean of the time of body gyroscope Jerk <text:span text:style-name="T7">linear acceleration </text:span><text:s/>signals <text:span text:style-name="T7">in Z axis</text:span>.</text:p>
      <text:p text:style-name="P59"/>
      <text:p text:style-name="P59"/>
      <text:p text:style-name="P12">tBodyAccMag_mean__</text:p>
      <text:p text:style-name="P62"/>
      <text:p text:style-name="P63"><text:span text:style-name="T20">Float Number. </text:span>Mean of the time of the magnitude of the body acceleration <text:span text:style-name="T6">signals</text:span>.</text:p>
      <text:p text:style-name="P62"/>
      <text:p text:style-name="P62"/>
      <text:p text:style-name="P12">tGravityAccMag_mean__</text:p>
      <text:p text:style-name="P62"/>
      <text:p text:style-name="P63"><text:span text:style-name="T20">Float Number. </text:span>Mean of the time of the magnitude of the gravity acceleration <text:span text:style-name="T6">signals</text:span>.</text:p>
      <text:p text:style-name="P62"/>
      <text:p text:style-name="P62"/>
      <text:p text:style-name="P14">tBodyAccJerkMag_mean__</text:p>
      <text:p text:style-name="P62"/>
      <text:p text:style-name="P65"><text:span text:style-name="T20">Float Number. </text:span>Mean of the time of the magnitude of the body acceleration Jerk signals.</text:p>
      <text:p text:style-name="P62"/>
      <text:p text:style-name="P62"/>
      <text:p text:style-name="P16">tBodyGyroMag_mean__</text:p>
      <text:p text:style-name="P67"/>
      <text:p text:style-name="P68"><text:span text:style-name="T20">Float Number. </text:span>Mean ot the time of the magnitude of the body gyroscope<text:span text:style-name="T5"> linear acceleration </text:span>signals.</text:p>
      <text:p text:style-name="P67"/>
      <text:p text:style-name="P67"/>
      <text:p text:style-name="P18">tBodyGyroJerkMag_mean__</text:p>
      <text:p text:style-name="P70"/>
      <text:p text:style-name="P71"><text:span text:style-name="T20">Float Number. </text:span>Mean of the time of the magnitude of the body gyroscope Jerk<text:span text:style-name="T5"> linear acceleration </text:span>signals.</text:p>
      <text:p text:style-name="P70"/>
      <text:p text:style-name="P70"/>
      <text:p text:style-name="P20">fBodyAcc_mean___X</text:p>
      <text:p text:style-name="P73"/>
      <text:p text:style-name="P76"><text:span text:style-name="T20">Float Number. </text:span>Mean of the frequency of the body acceleration signals in X axis.</text:p>
      <text:p text:style-name="P73"/>
      <text:p text:style-name="P73"/>
      <text:p text:style-name="P20">fBodyAcc_mean___Y</text:p>
      <text:p text:style-name="P73"/>
      <text:p text:style-name="P76"><text:span text:style-name="T20">Float Number. </text:span>Mean of the frequency of the body acceleration signals in Y axis.</text:p>
      <text:p text:style-name="P73"/>
      <text:p text:style-name="P73"/>
      <text:p text:style-name="P20">fBodyAcc_mean___Z</text:p>
      <text:p text:style-name="P73"/>
      <text:p text:style-name="P76"><text:span text:style-name="T20">Float Number. </text:span>Mean of the frequency of the body acceleration signals in Z axis.</text:p>
      <text:p text:style-name="P73"/>
      <text:p text:style-name="P73"/>
      <text:p text:style-name="P95">fBodyAcc_meanFreq___X</text:p>
      <text:p text:style-name="P74"/>
      <text:p text:style-name="P76"><text:span text:style-name="T20">Float Number. F</text:span>requency of the body acceleration signals in X axis <text:span text:style-name="T8">based on the mean of its frequency</text:span>.</text:p>
      <text:p text:style-name="P74"/>
      <text:p text:style-name="P79"/>
      <text:p text:style-name="P24">fBodyAcc_meanFreq___Y</text:p>
      <text:p text:style-name="P79"/>
      <text:p text:style-name="P76"><text:span text:style-name="T20">Float Number. F</text:span>requency of the body acceleration signals in <text:span text:style-name="T8">Y</text:span> axis <text:span text:style-name="T8">based on the mean of its frequency</text:span>.</text:p>
      <text:p text:style-name="P79"/>
      <text:p text:style-name="P79"/>
      <text:p text:style-name="P24">fBodyAcc_meanFreq___Z</text:p>
      <text:p text:style-name="P79"/>
      <text:p text:style-name="P76"><text:span text:style-name="T20">Float Number. F</text:span>requency of the body acceleration signals in <text:span text:style-name="T8">Z</text:span> axis <text:span text:style-name="T8">based on the mean of its frequency</text:span>.</text:p>
      <text:p text:style-name="P79"/>
      <text:p text:style-name="P79"/>
      <text:p text:style-name="P21">fBodyAcc<text:span text:style-name="T13">Jerk</text:span>_mean___X</text:p>
      <text:p text:style-name="P75"/>
      <text:p text:style-name="P76"><text:span text:style-name="T20">Float Number. </text:span>Mean of the frequency of the body acceleration <text:span text:style-name="T13">Jerk </text:span>signals in X axis.</text:p>
      <text:p text:style-name="P75"/>
      <text:p text:style-name="P75"/>
      <text:p text:style-name="P21">fBodyAcc<text:span text:style-name="T13">Jerk</text:span>_mean___Y</text:p>
      <text:p text:style-name="P75"/>
      <text:p text:style-name="P76"><text:span text:style-name="T20">Float Number. </text:span>Mean of the frequency of the body acceleration <text:span text:style-name="T13">Jerk </text:span>signals in Y axis.</text:p>
      <text:p text:style-name="P75"/>
      <text:p text:style-name="P75"/>
      <text:p text:style-name="P21">fBodyAcc<text:span text:style-name="T13">Jerk</text:span>_mean___Z</text:p>
      <text:p text:style-name="P75"/>
      <text:p text:style-name="P76"><text:span text:style-name="T20">Float Number. </text:span>Mean of the frequency of the body acceleration <text:span text:style-name="T13">Jerk </text:span>signals in Z axis.</text:p>
      <text:p text:style-name="P75"/>
      <text:p text:style-name="P79"/>
      <text:p text:style-name="P80"><text:span text:style-name="T9">fBodyAcc</text:span><text:span text:style-name="T10">Jerk</text:span><text:span text:style-name="T9">_meanFreq___X</text:span></text:p>
      <text:p text:style-name="P75"/>
      <text:p text:style-name="P76"><text:span text:style-name="T20">Float Number. F</text:span>requency of the body acceleration <text:span text:style-name="T13">Jerk </text:span>signals in X axis <text:span text:style-name="T8">based on the mean of its frequency</text:span>.</text:p>
      <text:p text:style-name="P75"/>
      <text:p text:style-name="P80"/>
      <text:p text:style-name="P25">fBodyAcc<text:span text:style-name="T13">Jerk</text:span>_meanFreq___Y</text:p>
      <text:p text:style-name="P80"/>
      <text:p text:style-name="P76"><text:span text:style-name="T20">Float Number. F</text:span>requency of the body acceleration <text:span text:style-name="T13">Jerk </text:span>signals in <text:span text:style-name="T8">Y</text:span> axis <text:span text:style-name="T8">based on the mean of its frequency</text:span>.</text:p>
      <text:p text:style-name="P80"/>
      <text:p text:style-name="P80"/>
      <text:p text:style-name="P25">fBodyAcc<text:span text:style-name="T13">Jerk</text:span>_meanFreq___Z</text:p>
      <text:p text:style-name="P80"/>
      <text:p text:style-name="P76"><text:span text:style-name="T20">Float Number. F</text:span>requency of the body acceleration signals in <text:span text:style-name="T8">Z</text:span> axis <text:span text:style-name="T8">based on the mean of its frequency</text:span>.</text:p>
      <text:p text:style-name="P79"/>
      <text:p text:style-name="P79"/>
      <text:p text:style-name="P26"/>
      <text:p text:style-name="P96">fBodyGyro_mean___X</text:p>
      <text:p text:style-name="P83"/>
      <text:p text:style-name="P56"><text:span text:style-name="T20">Float Number. </text:span>Mean of the <text:span text:style-name="T14">frequency</text:span> of body gyroscope <text:span text:style-name="T7">linear acceleration </text:span>signals <text:span text:style-name="T7">in X axis</text:span>.</text:p>
      <text:p text:style-name="P79"/>
      <text:p text:style-name="P79"/>
      <text:p text:style-name="P26">fBodyGyro_mean___Y</text:p>
      <text:p text:style-name="P83"/>
      <text:p text:style-name="P56"><text:span text:style-name="T20">Float Number. </text:span>Mean of the <text:span text:style-name="T14">frequency</text:span> of body gyroscope <text:span text:style-name="T7">linear acceleration </text:span>signals <text:span text:style-name="T7">in Y axis</text:span>.</text:p>
      <text:p text:style-name="P79"/>
      <text:p text:style-name="P79"/>
      <text:p text:style-name="P26">fBodyGyro_mean___Z</text:p>
      <text:p text:style-name="P83"/>
      <text:p text:style-name="P56"><text:span text:style-name="T20">Float Number. </text:span>Mean of the <text:span text:style-name="T14">frequency</text:span> of body gyroscope <text:span text:style-name="T7">linear acceleration </text:span>signals <text:span text:style-name="T7">in Z axis</text:span>.</text:p>
      <text:p text:style-name="P79"/>
      <text:p text:style-name="P79"/>
      <text:p text:style-name="P26">fBodyGyro_meanFreq___X</text:p>
      <text:p text:style-name="P79"/>
      <text:p text:style-name="P56"><text:span text:style-name="T20">Float Number. Frequency</text:span> of body gyroscope <text:span text:style-name="T7">linear acceleration </text:span>signals <text:span text:style-name="T7">in X axis based on the mean of its frequency.</text:span></text:p>
      <text:p text:style-name="P79"/>
      <text:p text:style-name="P79"/>
      <text:p text:style-name="P27">fBodyGyro_meanFreq___<text:span text:style-name="T15">Y</text:span></text:p>
      <text:p text:style-name="P81"/>
      <text:p text:style-name="P56"><text:span text:style-name="T20">Float Number. Frequency</text:span> of body gyroscope <text:span text:style-name="T7">linear acceleration </text:span>signals <text:span text:style-name="T7">in Y axis based on the mean of its frequency.</text:span></text:p>
      <text:p text:style-name="P79"/>
      <text:p text:style-name="P79"/>
      <text:p text:style-name="P27">fBodyGyro_meanFreq___<text:span text:style-name="T15">Z</text:span></text:p>
      <text:p text:style-name="P81"/>
      <text:p text:style-name="P56"><text:span text:style-name="T20">Float Number. Frequency</text:span> of body gyroscope <text:span text:style-name="T7">linear acceleration </text:span>signals <text:span text:style-name="T7">in Z axis based on the mean of its frequency.</text:span></text:p>
      <text:p text:style-name="P74"/>
      <text:p text:style-name="P73"/>
      <text:p text:style-name="P28">fBodyAccMag_mean__</text:p>
      <text:p text:style-name="P73"/>
      <text:p text:style-name="P63"><text:span text:style-name="T20">Float Number. </text:span>Mean of the <text:span text:style-name="T16">frequency</text:span> of the magnitude of the body acceleration <text:span text:style-name="T6">signals</text:span>.</text:p>
      <text:p text:style-name="P73"/>
      <text:p text:style-name="P73"/>
      <text:p text:style-name="P29">fBodyAccMag_meanFreq__</text:p>
      <text:p text:style-name="P85"/>
      <text:p text:style-name="P63"><text:span text:style-name="T20">Float Number. Frequency</text:span> of the magnitude of the body acceleration <text:span text:style-name="T6">signals based on the mean of its frequency</text:span>.</text:p>
      <text:p text:style-name="P73"/>
      <text:p text:style-name="P73"/>
      <text:p text:style-name="P30">fBodyBodyAccJerkMag_mean__</text:p>
      <text:p text:style-name="P86"/>
      <text:p text:style-name="P63"><text:span text:style-name="T20">Float Number. </text:span>Mean of the <text:span text:style-name="T16">frequency</text:span> of the magnitude of the bod<text:span text:style-name="T17">y</text:span> acceleration <text:span text:style-name="T17">Jerk</text:span> <text:span text:style-name="T6">signals</text:span>.</text:p>
      <text:p text:style-name="P70"/>
      <text:p text:style-name="P70"/>
      <text:p text:style-name="P30"/>
      <text:p text:style-name="P98">fBodyBodyAccJerkMag_meanFreq__</text:p>
      <text:p text:style-name="P86"/>
      <text:p text:style-name="P63"><text:span text:style-name="T20">Float Number. Frequency</text:span> of the magnitude of the body acceleration <text:span text:style-name="T17">Jerk</text:span> <text:span text:style-name="T6">signals based on the mean of its frequency</text:span>.</text:p>
      <text:p text:style-name="P63"/>
      <text:p text:style-name="P63"/>
      <text:p text:style-name="P31">fBodyBodyGyroMag_mean__</text:p>
      <text:p text:style-name="P59"/>
      <text:p text:style-name="P68"><text:span text:style-name="T20">Float Number. </text:span>Mean ot the <text:span text:style-name="T18">frequency</text:span> of the magnitude of the body gyroscope<text:span text:style-name="T5"> linear acceleration </text:span>signals.</text:p>
      <text:p text:style-name="P59"/>
      <text:p text:style-name="P59"/>
      <text:p text:style-name="P31">fBodyBodyGyroMag_meanFreq__</text:p>
      <text:p text:style-name="P87"/>
      <text:p text:style-name="P68"><text:span text:style-name="T20">Float Number. Frequency</text:span> of the magnitude of the body gyroscope<text:span text:style-name="T5"> linear acceleration </text:span>signals <text:span text:style-name="T18">based on the mean of its frequency</text:span>.</text:p>
      <text:p text:style-name="P55"/>
      <text:p text:style-name="P55"/>
      <text:p text:style-name="P32">fBodyBodyGyroJerkMag_mean__</text:p>
      <text:p text:style-name="P88"/>
      <text:p text:style-name="P68"><text:span text:style-name="T20">Float Number. </text:span>Mean ot the <text:span text:style-name="T18">frequency</text:span> of the magnitude of the body gyroscope<text:span text:style-name="T5"> Jerk linear acceleration </text:span>signals.</text:p>
      <text:p text:style-name="P52"/>
      <text:p text:style-name="P52"/>
      <text:p text:style-name="P32">fBodyBodyGyroJerkMag_meanFreq__</text:p>
      <text:p text:style-name="P88"/>
      <text:p text:style-name="P68"><text:span text:style-name="T20">Float Number. Frequency</text:span> of the magnitude of the body gyroscope<text:span text:style-name="T5"> Jerk linear acceleration </text:span>signals <text:span text:style-name="T19">based on the mean of its frequency</text:span>.</text:p>
      <text:p text:style-name="P49"/>
      <text:p text:style-name="P49"/>
      <text:p text:style-name="P33">angle_tBodyAccMean_gravity_</text:p>
      <text:p text:style-name="P89"/>
      <text:p text:style-name="P89">Float Number. <text:span text:style-name="T21">Angle of the m</text:span>ean of the time of body acceleration with gravity.</text:p>
      <text:p text:style-name="P89"/>
      <text:p text:style-name="P89"/>
      <text:p text:style-name="P33">angle_tBodyAccJerkMean__gravityMean_</text:p>
      <text:p text:style-name="P89"/>
      <text:p text:style-name="P89">Float Number. <text:span text:style-name="T21">Angle of the m</text:span>ean of the time of body acceleration Jerk with mean of gravity.</text:p>
      <text:p text:style-name="P49"/>
      <text:p text:style-name="Standard"/>
      <text:p text:style-name="P38">angle_tBodyGyroMean_gravityMean_</text:p>
      <text:p text:style-name="P39"/>
      <text:p text:style-name="P39">Float Number. <text:span text:style-name="T21">Angle of the m</text:span>ean of the time of body acceleration gyroscope with mean of gravity.</text:p>
      <text:p text:style-name="Standard"/>
      <text:p text:style-name="Standard"/>
      <text:p text:style-name="P33">angle_tBodyGyroJerkMean_gravityMean_</text:p>
      <text:p text:style-name="P89"/>
      <text:p text:style-name="P89">Float Number. <text:span text:style-name="T21">Angle of the m</text:span>ean of the time of body gyroscope Jerk with mean of gravity.</text:p>
      <text:p text:style-name="Standard"/>
      <text:p text:style-name="Standard"/>
      <text:p text:style-name="P99">angle_X_gravityMean_</text:p>
      <text:p text:style-name="P90"/>
      <text:p text:style-name="P90">Float Number. Angle of the X axis in the mean of gravity.</text:p>
      <text:p text:style-name="P90"/>
      <text:p text:style-name="P90"/>
      <text:p text:style-name="P107">angle_Y_gravityMean_</text:p>
      <text:p text:style-name="P90"/>
      <text:p text:style-name="P90">Float Number. Angle of the Y axis in the mean of gravity.</text:p>
      <text:p text:style-name="P90"/>
      <text:p text:style-name="P90"/>
      <text:p text:style-name="P107">angle_Z_gravityMean_</text:p>
      <text:p text:style-name="P90"/>
      <text:p text:style-name="P90">Float Number. Angle of the Z axis in the mean of gravity.</text:p>
      <text:p text:style-name="P90"/>
      <text:p text:style-name="P90"/>
      <text:p text:style-name="P2"><text:span text:style-name="T9">tBodyAcc_</text:span><text:span text:style-name="T11">std</text:span><text:span text:style-name="T9">___X</text:span></text:p>
      <text:p text:style-name="P91"/>
      <text:p text:style-name="P43"><text:span text:style-name="T20">Float Number. Standard deviation</text:span> of the <text:span text:style-name="T3">time of </text:span>body linear acceleration <text:span text:style-name="T4">signals in X axis</text:span>.</text:p>
      <text:p text:style-name="P91"/>
      <text:p text:style-name="P91"/>
      <text:p text:style-name="P5">tBodyAcc_<text:span text:style-name="T22">std</text:span>___Y</text:p>
      <text:p text:style-name="P91"/>
      <text:p text:style-name="P43"><text:span text:style-name="T20">Float Number. Standard deviation</text:span> of the <text:span text:style-name="T3">time of </text:span>body linear acceleration <text:span text:style-name="T4">signals in Y axis</text:span>.</text:p>
      <text:p text:style-name="P48"/>
      <text:p text:style-name="P48"/>
      <text:p text:style-name="P45"><text:span text:style-name="T1">tBodyAcc_</text:span><text:span text:style-name="T2">std</text:span><text:span text:style-name="T1">___Z</text:span></text:p>
      <text:p text:style-name="P48"/>
      <text:p text:style-name="P47"><text:span text:style-name="T20">Float Number. Standard deviation</text:span> of the time of body linear acceleration <text:span text:style-name="T4">signals in Z axis</text:span>.</text:p>
      <text:p text:style-name="P91"/>
      <text:p text:style-name="P91"/>
      <text:p text:style-name="P5">tGravityAcc_<text:span text:style-name="T22">std</text:span>___X</text:p>
      <text:p text:style-name="P91"/>
      <text:p text:style-name="P51"><text:span text:style-name="T20">Float Number. Standard deviation</text:span> of the time of gravity<text:span text:style-name="T7"> </text:span>acceleration <text:span text:style-name="T4">signals in X axis</text:span>.</text:p>
      <text:p text:style-name="P91"/>
      <text:p text:style-name="P91"/>
      <text:p text:style-name="P2"><text:span text:style-name="T9">tGravityAcc_</text:span><text:span text:style-name="T11">std</text:span><text:span text:style-name="T9">___Y</text:span></text:p>
      <text:p text:style-name="P2"/>
      <text:p text:style-name="P51"><text:span text:style-name="T20">Float Number. Standard deviation</text:span> of the time of gravity acceleration <text:span text:style-name="T4">signals in Y axis</text:span>.</text:p>
      <text:p text:style-name="P51"/>
      <text:p text:style-name="P2"/>
      <text:p text:style-name="P5">tGravityAcc_<text:span text:style-name="T22">std</text:span>___Z</text:p>
      <text:p text:style-name="P91"/>
      <text:p text:style-name="P51"><text:span text:style-name="T20">Float Number. Standard deviation</text:span> of the time of gravity acceleration <text:span text:style-name="T4">signals in Z axis</text:span>.</text:p>
      <text:p text:style-name="P51"/>
      <text:p text:style-name="P51"/>
      <text:p text:style-name="P7">tBodyAccJerk_<text:span text:style-name="T22">std</text:span>___X</text:p>
      <text:p text:style-name="P54"/>
      <text:p text:style-name="P54"><text:span text:style-name="T20">Float Number. Standard deviation</text:span> of the time of body <text:span text:style-name="T7">linear </text:span>acceleration Jerk signals <text:span text:style-name="T7">in X axis</text:span>.</text:p>
      <text:p text:style-name="P54"/>
      <text:p text:style-name="P54"/>
      <text:p text:style-name="P7"/>
      <text:p text:style-name="P100">tBodyAccJerk_<text:span text:style-name="T22">std</text:span>___Y</text:p>
      <text:p text:style-name="P54"/>
      <text:p text:style-name="P54"><text:span text:style-name="T20">Float Number. Standard deviation</text:span> of the time of body <text:span text:style-name="T7">linear </text:span>acceleration Jerk signals <text:span text:style-name="T7">in Y axis</text:span>.</text:p>
      <text:p text:style-name="P54"/>
      <text:p text:style-name="P54"/>
      <text:p text:style-name="P7">tBodyAccJerk_<text:span text:style-name="T22">std</text:span>___Z</text:p>
      <text:p text:style-name="P54"/>
      <text:p text:style-name="P54"><text:span text:style-name="T20">Float Number. Standard deviation</text:span> of the time of body <text:span text:style-name="T7">linear </text:span>acceleration Jerk signals <text:span text:style-name="T7">in Z axis</text:span>.</text:p>
      <text:p text:style-name="P54"/>
      <text:p text:style-name="P54"/>
      <text:p text:style-name="P9">tBodyGyro_<text:span text:style-name="T22">std</text:span>___X</text:p>
      <text:p text:style-name="P57"/>
      <text:p text:style-name="P57"><text:span text:style-name="T20">Float Number. Standard deviation</text:span> of the time of body gyroscope <text:span text:style-name="T7">linear acceleration </text:span>signals <text:span text:style-name="T7">in X axis</text:span>.</text:p>
      <text:p text:style-name="P57"/>
      <text:p text:style-name="P57"/>
      <text:p text:style-name="P9">tBodyGyro_<text:span text:style-name="T22">std</text:span>___Y</text:p>
      <text:p text:style-name="P57"/>
      <text:p text:style-name="P57"><text:span text:style-name="T20">Float Number. Standard deviation</text:span> of the time of body gyroscope <text:span text:style-name="T7">linear acceleration </text:span>signals <text:span text:style-name="T7">in Y axis</text:span>.</text:p>
      <text:p text:style-name="P57"/>
      <text:p text:style-name="P57"/>
      <text:p text:style-name="P37">tBodyGyro_<text:span text:style-name="T22">std</text:span>___Z</text:p>
      <text:p text:style-name="P57"/>
      <text:p text:style-name="P57"><text:span text:style-name="T20">Float Number. Standard deviation</text:span> of the time of body gyroscope <text:span text:style-name="T7">linear acceleration </text:span>signals <text:span text:style-name="T7">in Z axis</text:span>.</text:p>
      <text:p text:style-name="P57"/>
      <text:p text:style-name="P57"/>
      <text:p text:style-name="P11">tBodyGyroJerk_<text:span text:style-name="T22">std</text:span>___X</text:p>
      <text:p text:style-name="P61"/>
      <text:p text:style-name="P61"><text:span text:style-name="T20">Float Number. Standard deviation</text:span> of the time of body gyroscope Jerk <text:span text:style-name="T7">linear acceleration </text:span>signals <text:span text:style-name="T7">in X axis</text:span>.</text:p>
      <text:p text:style-name="P61"/>
      <text:p text:style-name="P61"/>
      <text:p text:style-name="P11">tBodyGyroJerk_<text:span text:style-name="T22">std</text:span>___Y</text:p>
      <text:p text:style-name="P61"/>
      <text:p text:style-name="P61"><text:span text:style-name="T20">Float Number. Standard deviation</text:span> of the time of body gyroscope Jerk <text:span text:style-name="T7">linear acceleration </text:span>signals <text:span text:style-name="T7">in Y axis</text:span>.</text:p>
      <text:p text:style-name="P61"/>
      <text:p text:style-name="P61"/>
      <text:p text:style-name="P61"><text:span text:style-name="T9">tBodyGyroJerk_</text:span><text:span text:style-name="T11">std</text:span><text:span text:style-name="T9">___Z</text:span></text:p>
      <text:p text:style-name="P61"/>
      <text:p text:style-name="P61"><text:span text:style-name="T20">Float Number. Standard deviation</text:span> of the time of body gyroscope Jerk <text:span text:style-name="T7">linear acceleration </text:span><text:s/>signals <text:span text:style-name="T7">in Z axis</text:span>.</text:p>
      <text:p text:style-name="P61"/>
      <text:p text:style-name="P61"/>
      <text:p text:style-name="P13">tBodyAccMag_<text:span text:style-name="T22">std</text:span>__</text:p>
      <text:p text:style-name="P64"/>
      <text:p text:style-name="P64"><text:span text:style-name="T20">Float Number. Standard deviation</text:span> of the time of the magnitude of the body acceleration <text:span text:style-name="T6">signals</text:span>.</text:p>
      <text:p text:style-name="P64"/>
      <text:p text:style-name="P64"/>
      <text:p text:style-name="P13"/>
      <text:p text:style-name="P101">tGravityAccMag_<text:span text:style-name="T22">std</text:span>__</text:p>
      <text:p text:style-name="P64"/>
      <text:p text:style-name="P64"><text:span text:style-name="T20">Float Number. Standard deviation</text:span> of the time of the magnitude of the gravity accelearation <text:span text:style-name="T6">signals</text:span>.</text:p>
      <text:p text:style-name="P64"/>
      <text:p text:style-name="P64"/>
      <text:p text:style-name="P15">tBodyAccJerkMag_<text:span text:style-name="T22">std</text:span>__</text:p>
      <text:p text:style-name="P64"/>
      <text:p text:style-name="P66"><text:span text:style-name="T20">Float Number. Standard deviation</text:span> of the time of the magnitude of the body acceleration Jerk signals.</text:p>
      <text:p text:style-name="P64"/>
      <text:p text:style-name="P64"/>
      <text:p text:style-name="P17">tBodyGyroMag_<text:span text:style-name="T22">std</text:span>__</text:p>
      <text:p text:style-name="P69"/>
      <text:p text:style-name="P69"><text:span text:style-name="T20">Float Number. Standard deviation</text:span> ot the time of the magnitude of the body gyroscope<text:span text:style-name="T5"> linear acceleration </text:span>signals.</text:p>
      <text:p text:style-name="P69"/>
      <text:p text:style-name="P69"/>
      <text:p text:style-name="P19">tBodyGyroJerkMag_<text:span text:style-name="T22">std</text:span>__</text:p>
      <text:p text:style-name="P72"/>
      <text:p text:style-name="P72"><text:span text:style-name="T20">Float Number. Standard deviation</text:span> of the time of the magnitude of the body gyroscope Jerk<text:span text:style-name="T5"> linear acceleration </text:span>signals.</text:p>
      <text:p text:style-name="P72"/>
      <text:p text:style-name="P72"/>
      <text:p text:style-name="P22">fBodyAcc_<text:span text:style-name="T22">std</text:span>___X</text:p>
      <text:p text:style-name="P77"/>
      <text:p text:style-name="P77"><text:span text:style-name="T20">Float Number. Standard deviation</text:span> of the frequency of the body acceleration signals in X axis.</text:p>
      <text:p text:style-name="P77"/>
      <text:p text:style-name="P77"/>
      <text:p text:style-name="P22">fBodyAcc_<text:span text:style-name="T22">std</text:span>___Y</text:p>
      <text:p text:style-name="P77"/>
      <text:p text:style-name="P77"><text:span text:style-name="T20">Float Number. Standard deviation</text:span> of the frequency of the body acceleration signals in Y axis.</text:p>
      <text:p text:style-name="P77"/>
      <text:p text:style-name="P77"/>
      <text:p text:style-name="P22">fBodyAcc_<text:span text:style-name="T22">std</text:span>___Z</text:p>
      <text:p text:style-name="P77"/>
      <text:p text:style-name="P77"><text:span text:style-name="T20">Float Number. Standard deviation</text:span> of the frequency of the body acceleration signals in Z axis.</text:p>
      <text:p text:style-name="P77"/>
      <text:p text:style-name="P77"/>
      <text:p text:style-name="P23">fBodyAcc<text:span text:style-name="T13">Jerk</text:span>_<text:span text:style-name="T23">std</text:span>___X</text:p>
      <text:p text:style-name="P78"/>
      <text:p text:style-name="P78"><text:span text:style-name="T20">Float Number. Standard deviation</text:span> of the frequency of the body acceleration <text:span text:style-name="T13">Jerk </text:span>signals in X axis.</text:p>
      <text:p text:style-name="P78"/>
      <text:p text:style-name="P78"/>
      <text:p text:style-name="P23">fBodyAcc<text:span text:style-name="T13">Jerk</text:span>_<text:span text:style-name="T23">std</text:span>___Y</text:p>
      <text:p text:style-name="P78"/>
      <text:p text:style-name="P78"><text:span text:style-name="T20">Float Number. Standard deviation</text:span> of the frequency of the body acceleration <text:span text:style-name="T13">Jerk </text:span>signals in Y axis.</text:p>
      <text:p text:style-name="P78"/>
      <text:p text:style-name="P78"/>
      <text:p text:style-name="P23">fBodyAcc<text:span text:style-name="T13">Jerk</text:span>_<text:span text:style-name="T23">std</text:span>___Z</text:p>
      <text:p text:style-name="P78"/>
      <text:p text:style-name="P78"><text:span text:style-name="T20">Float Number. Standard deviation</text:span> of the frequency of the body acceleration <text:span text:style-name="T13">Jerk </text:span>signals in Z axis.</text:p>
      <text:p text:style-name="P90"/>
      <text:p text:style-name="P97">fBodyGyro_<text:span text:style-name="T24">std</text:span>___X</text:p>
      <text:p text:style-name="P84"/>
      <text:p text:style-name="P58"><text:span text:style-name="T20">Float Number. Standard deviation</text:span> of the <text:span text:style-name="T14">frequency</text:span> of body gyroscope <text:span text:style-name="T7">linear acceleration </text:span>signals <text:span text:style-name="T7">in X axis</text:span>.</text:p>
      <text:p text:style-name="P82"/>
      <text:p text:style-name="P82"/>
      <text:p text:style-name="P84"><text:span text:style-name="T9">fBodyGyro_</text:span><text:span text:style-name="T12">std</text:span><text:span text:style-name="T9">___Y</text:span></text:p>
      <text:p text:style-name="P84"/>
      <text:p text:style-name="P58"><text:span text:style-name="T20">Float Number. Standard deviation</text:span> of the <text:span text:style-name="T14">frequency</text:span> of body gyroscope <text:span text:style-name="T7">linear acceleration </text:span>signals <text:span text:style-name="T7">in Y axis</text:span>.</text:p>
      <text:p text:style-name="P82"/>
      <text:p text:style-name="P82"/>
      <text:p text:style-name="P84"><text:span text:style-name="T9">fBodyGyro_</text:span><text:span text:style-name="T12">std</text:span><text:span text:style-name="T9">___Z</text:span></text:p>
      <text:p text:style-name="P84"/>
      <text:p text:style-name="P58"><text:span text:style-name="T20">Float Number. Standard deviation</text:span> of the <text:span text:style-name="T14">frequency</text:span> of body gyroscope <text:span text:style-name="T7">linear acceleration </text:span>signals <text:span text:style-name="T7">in Z axis</text:span>.</text:p>
      <text:p text:style-name="P58"/>
      <text:p text:style-name="P58"/>
      <text:p text:style-name="P34">fBodyAccMag_std__</text:p>
      <text:p text:style-name="P92"/>
      <text:p text:style-name="P92">Float Number. Standard deviation of the magnitude of the body linera acceleration signals.</text:p>
      <text:p text:style-name="P92"/>
      <text:p text:style-name="P92"/>
      <text:p text:style-name="P34">fBodyBodyAccJerkMag_std__</text:p>
      <text:p text:style-name="P92"/>
      <text:p text:style-name="P92">Float Number. Standard deviation of the magnitude of the body linear acceleration Jerk signals.</text:p>
      <text:p text:style-name="P92"/>
      <text:p text:style-name="P92"/>
      <text:p text:style-name="P34">fBodyBodyGyroMag_std__</text:p>
      <text:p text:style-name="P92"/>
      <text:p text:style-name="P92">Float Number. Standard deviation of the magnitude of body gyroscope acceleration signals.</text:p>
      <text:p text:style-name="P92"/>
      <text:p text:style-name="P92"/>
      <text:p text:style-name="P34">fBodyBodyGyroJerkMag_std__</text:p>
      <text:p text:style-name="P92"/>
      <text:p text:style-name="P92">Float Number. Standard deviation of the magnitude of body gyroscope acceleration Jerk sign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Hernampérez</meta:initial-creator>
    <meta:creation-date>2015-12-27T10:07:51.784640862</meta:creation-date>
    <dc:date>2015-12-27T12:18:41.751366919</dc:date>
    <dc:creator>Rafael Hernampérez</dc:creator>
    <meta:editing-duration>PT1H36M36S</meta:editing-duration>
    <meta:editing-cycles>33</meta:editing-cycles>
    <meta:generator>LibreOffice/4.4.3.2$Linux_X86_64 LibreOffice_project/40m0$Build-2</meta:generator>
    <meta:document-statistic meta:table-count="0" meta:image-count="0" meta:object-count="0" meta:page-count="11" meta:paragraph-count="218" meta:word-count="1779" meta:character-count="12293" meta:non-whitespace-character-count="10689"/>
  </office:meta>
</office:document-meta>
</file>